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rsid="0019cc45" officeooo:paragraph-rsid="0019cc45" style:font-size-asian="44pt" style:font-weight-asian="bold" style:font-size-complex="4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36pt" fo:language="es" fo:country="ES" fo:font-weight="bold" officeooo:paragraph-rsid="0019cc45" style:font-size-asian="36pt" style:font-weight-asian="bold" style:font-size-complex="36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6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rsid="0019cc45" officeooo:paragraph-rsid="0019cc45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language="es" fo:country="ES" officeooo:rsid="0019cc45" officeooo:paragraph-rsid="0019cc45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Liberation Serif" fo:language="es" fo:country="ES" officeooo:rsid="0019cc45" officeooo:paragraph-rsid="0019cc45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style:font-name="Liberation Serif" fo:language="es" fo:country="ES"/>
    </style:style>
    <style:style style:name="P11" style:family="paragraph" style:parent-style-name="Text_20_body">
      <style:text-properties style:font-name="Liberation Serif" fo:language="es" fo:country="ES" officeooo:paragraph-rsid="00232eb7"/>
    </style:style>
    <style:style style:name="P12" style:family="paragraph" style:parent-style-name="Text_20_body">
      <style:text-properties style:font-name="Liberation Serif" fo:language="es" fo:country="ES" officeooo:paragraph-rsid="00292389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erif" fo:font-size="12pt" fo:language="es" fo:country="ES" fo:font-weight="normal" officeooo:rsid="003788e3" officeooo:paragraph-rsid="00244a43" style:font-size-asian="10.5pt" style:font-weight-asian="normal" style:font-size-complex="12pt" style:font-weight-complex="normal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style:font-name="Liberation Serif" fo:language="es" fo:country="ES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rsid="003499bf" officeooo:paragraph-rsid="003499bf"/>
    </style:style>
    <style:style style:name="P19" style:family="paragraph" style:parent-style-name="Text_20_body">
      <style:text-properties style:font-name="Liberation Serif" fo:language="es" fo:country="ES" officeooo:paragraph-rsid="00292389"/>
    </style:style>
    <style:style style:name="P20" style:family="paragraph" style:parent-style-name="Text_20_body">
      <style:text-properties style:font-name="Liberation Serif" fo:language="es" fo:country="ES" officeooo:paragraph-rsid="00232eb7"/>
    </style:style>
    <style:style style:name="P21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d7c24"/>
    </style:style>
    <style:style style:name="P22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a511b"/>
    </style:style>
    <style:style style:name="P23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e0570"/>
    </style:style>
    <style:style style:name="P24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3a511b" officeooo:paragraph-rsid="003be5ed"/>
    </style:style>
    <style:style style:name="P25" style:family="paragraph" style:parent-style-name="Heading_20_1">
      <style:text-properties style:font-name="Liberation Serif" fo:language="es" fo:country="ES"/>
    </style:style>
    <style:style style:name="P26" style:family="paragraph" style:parent-style-name="Heading_20_1">
      <style:text-properties style:font-name="Liberation Sans" fo:language="es" fo:country="ES"/>
    </style:style>
    <style:style style:name="P27" style:family="paragraph" style:parent-style-name="Heading_20_1">
      <style:paragraph-properties fo:break-before="page"/>
      <style:text-properties style:font-name="Liberation Serif" fo:language="es" fo:country="ES"/>
    </style:style>
    <style:style style:name="P28" style:family="paragraph" style:parent-style-name="Heading_20_2">
      <style:text-properties style:font-name="Liberation Sans" fo:language="es" fo:country="ES"/>
    </style:style>
    <style:style style:name="P29" style:family="paragraph" style:parent-style-name="Heading_20_2">
      <style:paragraph-properties fo:break-before="page"/>
      <style:text-properties style:font-name="Liberation Sans" fo:language="es" fo:country="ES" officeooo:paragraph-rsid="00232eb7"/>
    </style:style>
    <style:style style:name="P30" style:family="paragraph" style:parent-style-name="Heading_20_3">
      <style:text-properties style:font-name="Liberation Sans" fo:language="es" fo:country="ES"/>
    </style:style>
    <style:style style:name="T1" style:family="text">
      <style:text-properties officeooo:rsid="0019cc45"/>
    </style:style>
    <style:style style:name="T2" style:family="text">
      <style:text-properties fo:font-weight="normal" officeooo:rsid="003a511b" style:font-weight-asian="normal" style:font-weight-complex="normal"/>
    </style:style>
    <style:style style:name="T3" style:family="text">
      <style:text-properties officeooo:rsid="00388e23"/>
    </style:style>
    <style:style style:name="T4" style:family="text">
      <style:text-properties officeooo:rsid="003a511b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9cc45"/>
    </style:style>
    <style:style style:name="T7" style:family="text">
      <style:text-properties style:font-name="Liberation Sans" officeooo:rsid="00388e23"/>
    </style:style>
    <style:style style:name="T8" style:family="text">
      <style:text-properties officeooo:rsid="003d9afc"/>
    </style:style>
    <style:style style:name="T9" style:family="text">
      <style:text-properties officeooo:rsid="003e057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undamentos de</text:p>
      <text:p text:style-name="P2"><text:span text:style-name="T1">Aprendizaje Automático</text:span> </text:p>
      <text:p text:style-name="P4">Práctica <text:span text:style-name="T3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upo FAA-1462</text:p>
      <text:p text:style-name="P5">Adrián Lorenzo Mateo </text:p>
      <text:p text:style-name="P6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9">Table of Contents</text:p>
          </text:index-title>
          <text:p text:style-name="P14"><text:a xlink:type="simple" xlink:href="#__RefHeading__2869_2144760794" text:style-name="Index_20_Link" text:visited-style-name="Index_20_Link">1. Consideraciones respecto al diseño<text:tab/>3</text:a></text:p>
          <text:p text:style-name="P14"><text:a xlink:type="simple" xlink:href="#__RefHeading__2871_2144760794" text:style-name="Index_20_Link" text:visited-style-name="Index_20_Link">2. Ejecución de las aplicaciones<text:tab/>3</text:a></text:p>
          <text:p text:style-name="P15"><text:a xlink:type="simple" xlink:href="#__RefHeading__867_1145194025" text:style-name="Index_20_Link" text:visited-style-name="Index_20_Link">2.1 Optimización Perceptrón<text:tab/>3</text:a></text:p>
          <text:p text:style-name="P15"><text:a xlink:type="simple" xlink:href="#__RefHeading__869_1145194025" text:style-name="Index_20_Link" text:visited-style-name="Index_20_Link">2.2 Optimización IBk<text:tab/>3</text:a></text:p>
          <text:p text:style-name="P15"><text:a xlink:type="simple" xlink:href="#__RefHeading__871_1145194025" text:style-name="Index_20_Link" text:visited-style-name="Index_20_Link">2.3 Ensemble App<text:tab/>3</text:a></text:p>
          <text:p text:style-name="P14"><text:a xlink:type="simple" xlink:href="#__RefHeading__2873_2144760794" text:style-name="Index_20_Link" text:visited-style-name="Index_20_Link">3. Resultados<text:tab/>4</text:a></text:p>
          <text:p text:style-name="P15"><text:a xlink:type="simple" xlink:href="#__RefHeading__2875_2144760794" text:style-name="Index_20_Link" text:visited-style-name="Index_20_Link">3.1 Resultados optimización<text:tab/>4</text:a></text:p>
          <text:p text:style-name="P16"><text:a xlink:type="simple" xlink:href="#__RefHeading__873_1145194025" text:style-name="Index_20_Link" text:visited-style-name="Index_20_Link">3.1.1 Resultados optimización Perceptrón<text:tab/>4</text:a></text:p>
          <text:p text:style-name="P16"><text:a xlink:type="simple" xlink:href="#__RefHeading__875_1145194025" text:style-name="Index_20_Link" text:visited-style-name="Index_20_Link">3.1.2 Resultados optimización IBk<text:tab/>4</text:a></text:p>
          <text:p text:style-name="P15"><text:a xlink:type="simple" xlink:href="#__RefHeading__2877_2144760794" text:style-name="Index_20_Link" text:visited-style-name="Index_20_Link">3.2 Resultados ensemble vs clasificadores individuales<text:tab/>5</text:a></text:p>
        </text:index-body>
      </text:table-of-content>
      <text:p text:style-name="P7"/>
      <text:p text:style-name="P8"/>
      <text:h text:style-name="P25" text:outline-level="1"><text:bookmark-start text:name="__RefHeading__2869_2144760794"/><text:span text:style-name="T1">1. </text:span><text:span text:style-name="T5">Consideraciones </text:span><text:span text:style-name="T6">respecto al</text:span><text:span text:style-name="T5"> diseño</text:span><text:bookmark-end text:name="__RefHeading__2869_2144760794"/></text:h>
      <text:p text:style-name="P10"/>
      <text:p text:style-name="P18"><text:tab/></text:p>
      <text:h text:style-name="P26" text:outline-level="1"><text:bookmark-start text:name="__RefHeading__2871_2144760794"/>2. Ejecución de <text:span text:style-name="T3">las aplicaciones</text:span><text:bookmark-end text:name="__RefHeading__2871_2144760794"/></text:h>
      <text:p text:style-name="P10"/>
      <text:h text:style-name="Heading_20_2" text:outline-level="2"><text:bookmark-start text:name="__RefHeading__867_1145194025"/>2.1 Optimización Perceptrón<text:bookmark-end text:name="__RefHeading__867_1145194025"/></text:h>
      <text:p text:style-name="Text_20_body"/>
      <text:list xml:id="list1774572154617386811" text:style-name="L1">
        <text:list-item>
          <text:p text:style-name="P21">-<text:span text:style-name="T4">input &lt;fichero&gt;: <text:s/>Ruta del fichero .arff (contenido en la carpeta data).</text:span></text:p>
        </text:list-item>
        <text:list-item>
          <text:p text:style-name="P22">-<text:span text:style-name="T4">nFolds &lt;numero&gt;: Número de folds para el método de validación cruzada.</text:span></text:p>
        </text:list-item>
      </text:list>
      <text:h text:style-name="Heading_20_2" text:outline-level="2"><text:bookmark-start text:name="__RefHeading__869_1145194025"/>2.2 Optimización I<text:span text:style-name="T8">B</text:span>k<text:bookmark-end text:name="__RefHeading__869_1145194025"/></text:h>
      <text:p text:style-name="Text_20_body"/>
      <text:list xml:id="list144434679073627" text:continue-numbering="true" text:style-name="L1">
        <text:list-item>
          <text:p text:style-name="P21">-<text:span text:style-name="T4">input &lt;fichero&gt;: Ruta del fichero .arff (contenido en la carpeta data).</text:span></text:p>
        </text:list-item>
        <text:list-item>
          <text:p text:style-name="P21">-<text:span text:style-name="T4">nFolds &lt;numero&gt;: Número de folds para el método de validación cruzada.</text:span></text:p>
        </text:list-item>
      </text:list>
      <text:h text:style-name="Heading_20_2" text:outline-level="2"><text:bookmark-start text:name="__RefHeading__871_1145194025"/>2.3 Ensemble App<text:bookmark-end text:name="__RefHeading__871_1145194025"/></text:h>
      <text:p text:style-name="Text_20_body"/>
      <text:list xml:id="list144434294156096" text:continue-numbering="true" text:style-name="L1">
        <text:list-item>
          <text:p text:style-name="P21">-<text:span text:style-name="T4">input &lt;fichero&gt;: Ruta del fichero .arff (contenido en la carpeta data).</text:span></text:p>
        </text:list-item>
        <text:list-item>
          <text:p text:style-name="P21">-<text:span text:style-name="T4">nFolds &lt;numero&gt;: Número de folds para el método de validación cruzada.</text:span></text:p>
        </text:list-item>
        <text:list-item>
          <text:p text:style-name="P23">-<text:span text:style-name="T4">neurons &lt;numero&gt;: Número de neuronas en la (única) capa oculta. </text:span></text:p>
        </text:list-item>
        <text:list-item>
          <text:p text:style-name="P23">-<text:span text:style-name="T4">k &lt;numero&gt;: T</text:span><text:span text:style-name="T2">amaño del vecindario para el clasificador KNN.</text:span></text:p>
        </text:list-item>
        <text:list-item>
          <text:p text:style-name="P24">epochs &lt;numero&gt;: <text:s/><text:span text:style-name="T9">Número de épocas de los clasificadores.</text:span></text:p>
        </text:list-item>
      </text:list>
      <text:h text:style-name="P27" text:outline-level="1"><text:bookmark-start text:name="__RefHeading__2873_2144760794"/>3. <text:span text:style-name="T7">Resultados</text:span><text:span text:style-name="T3"> </text:span><text:bookmark-end text:name="__RefHeading__2873_2144760794"/></text:h>
      <text:p text:style-name="P10"/>
      <text:h text:style-name="P28" text:outline-level="2"><text:bookmark-start text:name="__RefHeading__2875_2144760794"/>3.1 Resultados <text:span text:style-name="T3">optimización </text:span><text:bookmark-end text:name="__RefHeading__2875_2144760794"/></text:h>
      <text:p text:style-name="Text_20_body"/>
      <text:h text:style-name="P30" text:outline-level="3"><text:bookmark-start text:name="__RefHeading__873_1145194025"/>3.1.1 Resultados optimización Perceptrón<text:bookmark-end text:name="__RefHeading__873_1145194025"/></text:h>
      <text:h text:style-name="P30" text:outline-level="3"><text:bookmark-start text:name="__RefHeading__875_1145194025"/>3.1.2 Resultados optimización IBk<text:bookmark-end text:name="__RefHeading__875_1145194025"/></text:h>
      <text:p text:style-name="P10"/>
      <text:h text:style-name="P29" text:outline-level="2"><text:bookmark-start text:name="__RefHeading__2877_2144760794"/>3.2 Resultados <text:span text:style-name="T3">ensemble vs clasificadores individuales</text:span><text:bookmark-end text:name="__RefHeading__2877_2144760794"/></text:h>
      <text:p text:style-name="P10"/>
      <text:p text:style-name="P10"/>
      <text:p text:style-name="P10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soft-page-break/></text:p>
      <text:p text:style-name="P12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bookmark-start text:name="__RefHeading__2879_2144760794"/><text:bookmark-end text:name="__RefHeading__2879_2144760794"/></text:p>
      <text:p text:style-name="P11"/>
      <text:p text:style-name="P11"/>
      <text:p text:style-name="P11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2-13T14:44:32.869761454</dc:date>
    <meta:editing-duration>PT2H18M28S</meta:editing-duration>
    <meta:editing-cycles>25</meta:editing-cycles>
    <meta:generator>LibreOffice/4.2.5.2$Linux_x86 LibreOffice_project/420m0$Build-2</meta:generator>
    <meta:document-statistic meta:table-count="0" meta:image-count="0" meta:object-count="4" meta:page-count="6" meta:paragraph-count="38" meta:word-count="206" meta:character-count="1362" meta:non-whitespace-character-count="11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978cm" svg:y="1.294cm" chart:style-name="ch3">
          <text:p>sobre conjunto credit-g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75.9">
                <text:p>7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28cm" svg:y="1.294cm" chart:style-name="ch3">
          <text:p>sobre conjunto breast-cancer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5.034965034965">
                <text:p>65.034965034965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5.5244755244755">
                <text:p>75.5244755244755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7.4825174825175">
                <text:p>67.482517482517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6.161cm" svg:y="1.294cm" chart:style-name="ch3">
          <text:p>sobre conjunto glass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3.5514018691589">
                <text:p>63.551401869158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65.4205607476636">
                <text:p>65.420560747663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50.9345794392523">
                <text:p>50.934579439252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2.6168224299065">
                <text:p>62.616822429906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93cm" svg:y="1.294cm" chart:style-name="ch3">
          <text:p>sobre conjunto segment-test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2.3456790123457">
                <text:p>92.345679012345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86.4197530864198">
                <text:p>86.4197530864198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5.4">
                <text:p>95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